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3465a4" loext:opacity="100%" style:font-name="Arial1" fo:font-size="24pt" fo:font-weight="bold" officeooo:rsid="0012b1de" officeooo:paragraph-rsid="0012b1de" style:font-size-asian="21pt" style:font-weight-asian="bold" style:font-size-complex="24pt" style:font-weight-complex="bold"/>
    </style:style>
    <style:style style:name="P2" style:family="paragraph" style:parent-style-name="Standard">
      <style:text-properties fo:color="#729fcf" loext:opacity="100%" style:font-name="Arial1" fo:font-size="14pt" fo:font-weight="bold" officeooo:rsid="0012b1de" officeooo:paragraph-rsid="0012b1de" style:font-size-asian="12.25pt" style:font-weight-asian="bold" style:font-size-complex="14pt" style:font-weight-complex="bold"/>
    </style:style>
    <style:style style:name="P3" style:family="paragraph" style:parent-style-name="Standard">
      <style:text-properties fo:color="#000000" loext:opacity="100%" style:font-name="Arial1" fo:font-size="11pt" fo:font-weight="normal" officeooo:rsid="0012b1de" officeooo:paragraph-rsid="0012b1de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fo:color="#000000" loext:opacity="100%" style:font-name="Arial1" fo:font-size="11pt" fo:font-weight="bold" officeooo:rsid="0012b1de" officeooo:paragraph-rsid="0012b1de" style:font-size-asian="9.60000038146973pt" style:font-weight-asian="bold" style:font-size-complex="11pt" style:font-weight-complex="bold"/>
    </style:style>
    <style:style style:name="P5" style:family="paragraph" style:parent-style-name="Standard">
      <style:text-properties fo:color="#bbe33d" loext:opacity="100%" style:font-name="Arial1" fo:font-size="11pt" fo:font-weight="bold" officeooo:rsid="0012b1de" officeooo:paragraph-rsid="0012b1de" style:font-size-asian="9.60000038146973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3: Sistemas gestores de bases de datos.</text:p>
      <text:p text:style-name="P1"/>
      <text:p text:style-name="P2">1. Introducción y contextualización prática.</text:p>
      <text:p text:style-name="P2"/>
      <text:p text:style-name="P3">Surgieron de manera conjunta con las bases de datos en la década de los 60.</text:p>
      <text:p text:style-name="P3">En los 80 nace Oracle y se crea el lenguaje SQL (86).</text:p>
      <text:p text:style-name="P3"/>
      <text:p text:style-name="P2">2. Definición y funciones.</text:p>
      <text:p text:style-name="P2"/>
      <text:p text:style-name="P5">2.1. Concepto de SGBD.</text:p>
      <text:p text:style-name="P5"/>
      <text:p text:style-name="P3">Un sistema de gestión de bases de datos (SGBD) se puede definir como la capa de aplicación (software) que utiliza el usuario (analista, programador) para poder gestionar y manipular las bases de datos, garantizando su seguridad.</text:p>
      <text:p text:style-name="P3"/>
      <text:p text:style-name="P5">2.2. Funciones de una SGBD.</text:p>
      <text:p text:style-name="P5"/>
      <text:p text:style-name="P3">· Permiten manipular, almacenar y consultar datos de manera sencilla.</text:p>
      <text:p text:style-name="P3">· Facilitan la migración del sistema a otras máquinas independientemente de su sistema operativo.</text:p>
      <text:p text:style-name="P3">· Garantizan el control, dando acceso a quien debe tenerlo.</text:p>
      <text:p text:style-name="P3">· Realizan copias de seguridad.</text:p>
      <text:p text:style-name="P3">· Proporcionan solución a problemas de varios usuarios con los mismos datos.</text:p>
      <text:p text:style-name="P3">· Consulta de estadísticas.</text:p>
      <text:p text:style-name="P3">· Visualización de la arquitectura.</text:p>
      <text:p text:style-name="P3">· Uso de lenguajes de programación.</text:p>
      <text:p text:style-name="P3"/>
      <text:p text:style-name="P2">3. Estructura y componentes de una SGBD.</text:p>
      <text:p text:style-name="P2"/>
      <text:p text:style-name="P5">3.1. Estructura de una SGBD.</text:p>
      <text:p text:style-name="P5"/>
      <text:p text:style-name="P3">Tienen varios niveles de abstracción:</text:p>
      <text:p text:style-name="P3"/>
      <text:p text:style-name="P4">· Interno o físico: <text:span text:style-name="T1">se refiere a la gestión de la base de datos, dónde se guardan, nombre, acceso a los registros, etc.</text:span></text:p>
      <text:p text:style-name="P4"><text:span text:style-name="T1"/></text:p>
      <text:p text:style-name="P4">· Conceptual o lógico: <text:span text:style-name="T1">estructura de los datos y relaciones entre los mismos:</text:span></text:p>
      <text:p text:style-name="P4"><text:span text:style-name="T1"/></text:p>
      <text:p text:style-name="P4"><text:span text:style-name="T1"><text:tab/>· Entidades (clientes, pedidos.</text:span></text:p>
      <text:p text:style-name="P4"><text:span text:style-name="T1"><text:tab/>· Atributos (nombre, DNI).</text:span></text:p>
      <text:p text:style-name="P4"><text:span text:style-name="T1"><text:tab/>· Asociaciones entre ellos (compra).</text:span></text:p>
      <text:p text:style-name="P4"><text:span text:style-name="T1"><text:tab/>· Normas que deben cumplir los datos.</text:span></text:p>
      <text:p text:style-name="P4"><text:span text:style-name="T1"/></text:p>
      <text:p text:style-name="P4">· Externo o usuario: <text:span text:style-name="T1">como lo percibe el usuario.</text:span></text:p>
      <text:p text:style-name="P4"><text:span text:style-name="T1"/></text:p>
      <text:p text:style-name="P5">3.2. Componentes de una SGBD.</text:p>
      <text:p text:style-name="P5"/>
      <text:p text:style-name="P4">· Datos almacenados: <text:span text:style-name="T1">en forma de ficheros organizados.</text:span></text:p>
      <text:p text:style-name="P4"><text:span text:style-name="T1"/></text:p>
      <text:p text:style-name="P4">· Lenguaje de programación: <text:span text:style-name="T1">añadir, consultar o modificar.</text:span></text:p>
      <text:p text:style-name="P4"><text:span text:style-name="T1"/></text:p>
      <text:p text:style-name="P4"><text:soft-page-break/>· Diccionario de datos: <text:span text:style-name="T1">contiene los “metadatos” que es información relativa a los datos contenidos en el sistema y a su estructura.</text:span></text:p>
      <text:p text:style-name="P4"><text:span text:style-name="T1"/></text:p>
      <text:p text:style-name="P4">· Utilidades y herramientas de la base de datos: <text:span text:style-name="T1">tareas relativas a las copias de seguridad, gestión de usuarios y grupos, realización de estadísticas e informes, permisos de acceso, etc.</text:span></text:p>
      <text:p text:style-name="P4"><text:span text:style-name="T1"/></text:p>
      <text:p text:style-name="P4">· Entornos gráficos: <text:span text:style-name="T1">ayuda a facilitar el acceso al sistema para usuarios menos avanzados.</text:span></text:p>
      <text:p text:style-name="P4"><text:span text:style-name="T1"/></text:p>
      <text:p text:style-name="P4">· Usuarios: <text:span text:style-name="T1">principal activo de las bases de datos para su explotación, gestión y mantenimiento (administradores, analistas, programadores, operaciones de mantenimiento, usuarios finales).</text:span></text:p>
      <text:p text:style-name="P4"><text:span text:style-name="T1"/></text:p>
      <text:p text:style-name="P2">4. Tipos de SGBD.</text:p>
      <text:p text:style-name="P2"/>
      <text:p text:style-name="P5">4.1. Según modo lógico.</text:p>
      <text:p text:style-name="P5"/>
      <text:p text:style-name="P3">Jerárquicos de red, relacional, orientado a objetos, etc.</text:p>
      <text:p text:style-name="P3"/>
      <text:p text:style-name="P5">4.2. Según tamaño.</text:p>
      <text:p text:style-name="P5"/>
      <text:p text:style-name="P4">· Ligero: <text:span text:style-name="T1">tamaño muy reducido donde no se dispone de equipos muy potentes. SQLite, MS Access, LibreOffice Base.</text:span></text:p>
      <text:p text:style-name="P4"><text:span text:style-name="T1"/></text:p>
      <text:p text:style-name="P4">· Alto rendimiento: <text:span text:style-name="T1">manejan grandes cantidades de datos. Gestión de usuarios, control de concurrencia, estadísticas e informes, monitorización, etc. Oracle, Microsoft SQL, MySQL, Postgre SQL.</text:span></text:p>
      <text:p text:style-name="P4"><text:span text:style-name="T1"/></text:p>
      <text:p text:style-name="P5">4.3. Según su forma de ejecución.</text:p>
      <text:p text:style-name="P5"/>
      <text:p text:style-name="P4">· SGBD Monocapa: <text:span text:style-name="T1">se encuentra alojado en el mismo equipo de la base de datos y que el cliente (LibreOffice Base).</text:span></text:p>
      <text:p text:style-name="P4"><text:span text:style-name="T1"/></text:p>
      <text:p text:style-name="P4">· SGBD Bicapa: <text:span text:style-name="T1">esquema cliente/servidor, ya que el SGBD y la base de datos se encuentran en la misma máquina o máquinas (servidores), que reciben conexiones de los clientes a través de la red.</text:span></text:p>
      <text:p text:style-name="P4"><text:span text:style-name="T1"/></text:p>
      <text:p text:style-name="P4">· SGBD Multicapa: <text:span text:style-name="T1">en este caso existe uno o varios servidores intermedios entre los usuarios y la base de datos. Esquema de la web.</text:span></text:p>
      <text:p text:style-name="P4"><text:span text:style-name="T1"/></text:p>
      <text:p text:style-name="P5">4.4. Según la ubicación.</text:p>
      <text:p text:style-name="P5"/>
      <text:p text:style-name="P3">Centralizados o distribuidos (en varios equipos).</text:p>
      <text:p text:style-name="P3"/>
      <text:p text:style-name="P2">5. Funcionamiento de un SGBD paso a paso.</text:p>
      <text:p text:style-name="P2"/>
      <text:p text:style-name="P3">· El usuario realiza una petición de acceso a la información contenido en la base de datos.</text:p>
      <text:p text:style-name="P3"/>
      <text:p text:style-name="P3">· Se activa el proceso cliente, que se encarga de gestionar la petición y enviarla al proceso servidor de la base de datos, la petición la recoge el proceso del servidor, que a su vez se la pasa al SGBD, después de haberla analizado y traducido para facilitar su comprensión.</text:p>
      <text:p text:style-name="P3"/>
      <text:p text:style-name="P3">· El SGBD verifica si la petición es correcta a través del diccionario de datos, comprobando en qué parte de los ficheros se encuentra la información demandada.</text:p>
      <text:p text:style-name="P3"/>
      <text:p text:style-name="P3">· Cuando éste tiene el dato, traduce y envía la solicitud al sistema operativo, que accede al soporte físico de los datos.</text:p>
      <text:p text:style-name="P3"/>
      <text:p text:style-name="P3"><text:soft-page-break/>· La base de datos recibe la petición de información por parte del SO y le contesta con ella. El SO contesta al SGBD, que traduce los datos y se los entrega al servidor.</text:p>
      <text:p text:style-name="P3"/>
      <text:p text:style-name="P3">· El proceso servidor le envía la información procesada al proceso cliente por la web, que le llega a la aplicación usuario, que la traduce en formato gráfico para la facilidad del usuario.</text:p>
      <text:p text:style-name="P3"/>
      <text:p text:style-name="P2">6. SGBD vs. Ficheros clásicos.</text:p>
      <text:p text:style-name="P2"/>
      <text:p text:style-name="P4">· Ficheros: <text:span text:style-name="T1">están formados por varios registros que están contenidos en una estructura única.</text:span></text:p>
      <text:p text:style-name="P4"><text:span text:style-name="T1"/></text:p>
      <text:p text:style-name="P4">· Bases de datos: <text:span text:style-name="T1">entidad formada por un conjunto de ficheros de distinto tipo, que además están relacionados entre sí y que suelen tener un SGBD que facilita y potencia su gestión.</text:span></text:p>
      <text:p text:style-name="P4"><text:span text:style-name="T1"/></text:p>
      <text:p text:style-name="P4">· SGBD: <text:span text:style-name="T1">su gran aporte es la posibilidad de utilizar lenguajes estándar de consulta, especialmente SQL, que además puede ser combinado con Java o PHP.</text:span></text:p>
      <text:p text:style-name="P4"><text:span text:style-name="T1"/></text:p>
      <text:p text:style-name="P2">7. SGBD libres y comerciales.</text:p>
      <text:p text:style-name="P2"/>
      <text:p text:style-name="P5">7.1. SGBD libres o de código abierto.</text:p>
      <text:p text:style-name="P5"/>
      <text:p text:style-name="P4">· MySQL: <text:span text:style-name="T1">es un SGBD relacional. Soporta varios lenguajes de programación (Java, C++, Python, PHP) y se caracteriza por estar muy relacionado con aplicaciones web. Su parte comercial es Oracle.</text:span></text:p>
      <text:p text:style-name="P4"><text:span text:style-name="T1"/></text:p>
      <text:p text:style-name="P4">· PostgreSQL: <text:span text:style-name="T1">está considerado un SGBD muy avanzado, con sistema relacional orientado a objetos multiplataforma (Perl, Python, PHP, Java).</text:span></text:p>
      <text:p text:style-name="P4"><text:span text:style-name="T1"/></text:p>
      <text:p text:style-name="P4">· SQLite: <text:span text:style-name="T1">muy liviano, pero potente, con tiempos de acceso muy reducidos. Soporta varios lenguajes y es multiplataforma.</text:span></text:p>
      <text:p text:style-name="P4"><text:span text:style-name="T1"/></text:p>
      <text:p text:style-name="P4">· MongoDB: <text:span text:style-name="T1">no relacional distribuido, diseñado para aplicaciones en la nube. Multiplataforma.</text:span></text:p>
      <text:p text:style-name="P4"><text:span text:style-name="T1"/></text:p>
      <text:p text:style-name="P4">· Firebird: <text:span text:style-name="T1">gestión de la concurrencia y un consumo de recursos bajo. Relacional y multiplataforma.</text:span></text:p>
      <text:p text:style-name="P4"><text:span text:style-name="T1"/></text:p>
      <text:p text:style-name="P5">7.2. SGBD comerciales.</text:p>
      <text:p text:style-name="P5"/>
      <text:p text:style-name="P4">· Oracle: <text:span text:style-name="T1">es un SGBD objeto-relacional potente, robusto, seguro y flexible, basado en arquitectura cliente/servidor.</text:span></text:p>
      <text:p text:style-name="P4"><text:span text:style-name="T1"/></text:p>
      <text:p text:style-name="P4">· Microsoft SQL Server: <text:span text:style-name="T1">alta disponibilidad y rapidez en la conmutación. Es escalable y cuenta con distintas versiones adaptadas.</text:span></text:p>
      <text:p text:style-name="P4"><text:span text:style-name="T1"/></text:p>
      <text:p text:style-name="P4">· Sybase-SAP: <text:span text:style-name="T1">SGBD relacional, escalable y que ofrece un buen soporte a bases de datos con gran cantidad de datos. Funcionalidades en la nube. Soporta diferentes plataformas.</text:span></text:p>
      <text:p text:style-name="P4"><text:span text:style-name="T1"/></text:p>
      <text:p text:style-name="P4">· DB2: <text:span text:style-name="T1">multiplataforma con un motor potente desarrollado por IBM. Dispone de automatización de tareas.</text:span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2T18:15:19.053000000</meta:creation-date>
    <dc:date>2024-01-02T18:43:38.177000000</dc:date>
    <meta:editing-duration>PT28M19S</meta:editing-duration>
    <meta:editing-cycles>1</meta:editing-cycles>
    <meta:document-statistic meta:table-count="0" meta:image-count="0" meta:object-count="0" meta:page-count="3" meta:paragraph-count="68" meta:word-count="956" meta:character-count="5880" meta:non-whitespace-character-count="4988"/>
    <meta:generator>LibreOffice/7.6.2.1$Windows_X86_64 LibreOffice_project/56f7684011345957bbf33a7ee678afaf4d2ba333</meta:generator>
  </office:meta>
</office:document-meta>
</file>